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estNr</text:p>
          </table:table-cell>
          <table:table-cell office:value-type="string" calcext:value-type="string">
            <text:p>Stk.</text:p>
          </table:table-cell>
        </table:table-row>
        <table:table-row table:style-name="ro1">
          <table:table-cell office:value-type="string" calcext:value-type="string">
            <text:p>C46497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C3982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5253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479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19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487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309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3205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70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9658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310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5509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26836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9658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9088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2886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31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5176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426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56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2161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3503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3822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50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165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1807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C10460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310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2697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17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2454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C1373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372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323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25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3103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481499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3188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50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4344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2698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2683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577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32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800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23812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6:16:42.561329655</meta:creation-date>
    <dc:date>2023-02-15T16:17:32.614608154</dc:date>
    <meta:editing-duration>PT51S</meta:editing-duration>
    <meta:editing-cycles>1</meta:editing-cycles>
    <meta:document-statistic meta:table-count="1" meta:cell-count="94" meta:object-count="0"/>
    <meta:generator>LibreOffice/6.4.7.2$Linux_X86_64 LibreOffice_project/40$Build-2</meta:generator>
  </office:meta>
</office:document-meta>
</file>